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e8f2a1"/>
    </style:style>
    <style:style style:name="ce23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 style:data-style-name="N11">
      <style:table-cell-properties fo:background-color="#ffff00"/>
    </style:style>
    <style:style style:name="ce25" style:family="table-cell" style:parent-style-name="Default" style:data-style-name="N11">
      <style:table-cell-properties fo:background-color="#e8f2a1"/>
    </style:style>
    <style:style style:name="ce26" style:family="table-cell" style:parent-style-name="Default" style:data-style-name="N11">
      <style:table-cell-properties fo:background-color="#ffbf00"/>
    </style:style>
    <style:style style:name="ce9" style:family="table-cell" style:parent-style-name="Default" style:data-style-name="N4">
      <style:table-cell-properties fo:border-bottom="none" fo:background-color="#ffff00" fo:border-left="none" fo:border-right="0.74pt solid #000000" fo:border-top="none"/>
    </style:style>
    <style:style style:name="ce10" style:family="table-cell" style:parent-style-name="Default" style:data-style-name="N4">
      <style:table-cell-properties fo:border-bottom="none" fo:background-color="#e8f2a1" fo:border-left="none" fo:border-right="0.74pt solid #000000" fo:border-top="none"/>
    </style:style>
    <style:style style:name="ce11" style:family="table-cell" style:parent-style-name="Default" style:data-style-name="N4">
      <style:table-cell-properties fo:border-bottom="none" fo:background-color="#ffbf00" fo:border-left="none" fo:border-right="0.74pt solid #000000" fo:border-top="none"/>
    </style:style>
    <style:style style:name="ce12" style:family="table-cell" style:parent-style-name="Default" style:data-style-name="N4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7" style:family="table-cell" style:parent-style-name="Default">
      <style:table-cell-properties fo:border-bottom="none" fo:background-color="#e8f2a1" fo:border-left="0.74pt solid #000000" fo:border-right="0.74pt solid #000000" fo:border-top="none"/>
    </style:style>
    <style:style style:name="ce18" style:family="table-cell" style:parent-style-name="Default">
      <style:table-cell-properties fo:border-bottom="none" fo:background-color="#ffbf0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31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30" style:family="table-cell" style:parent-style-name="Default" style:data-style-name="N4"/>
    <style:style style:name="ce33" style:family="table-cell" style:parent-style-name="Default" style:data-style-name="N4">
      <style:table-cell-properties fo:border-bottom="none" fo:background-color="#e8f2a1" fo:border-left="0.74pt solid #000000" fo:border-right="none" fo:border-top="none"/>
    </style:style>
    <style:style style:name="ce34" style:family="table-cell" style:parent-style-name="Default" style:data-style-name="N4">
      <style:table-cell-properties fo:border-bottom="none" fo:background-color="#e8f2a1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olar Efficency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float" office:value="237.8" calcext:value-type="float">
            <text:p>237.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3]" office:value-type="float" office:value="214.02" calcext:value-type="float">
            <text:p>214.02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4]" office:value-type="float" office:value="190.24" calcext:value-type="float">
            <text:p>190.2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5]" office:value-type="float" office:value="166.46" calcext:value-type="float">
            <text:p>166.46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6]" office:value-type="float" office:value="142.68" calcext:value-type="float">
            <text:p>142.68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7]" office:value-type="float" office:value="118.9" calcext:value-type="float">
            <text:p>118.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8]" office:value-type="float" office:value="95.12" calcext:value-type="float">
            <text:p>95.1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9]" office:value-type="float" office:value="71.34" calcext:value-type="float">
            <text:p>71.3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10]" office:value-type="float" office:value="47.56" calcext:value-type="float">
            <text:p>47.56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11]" office:value-type="float" office:value="23.78" calcext:value-type="float">
            <text:p>23.78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formula="of:=[.$A$2]*[.B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style-name="Default" office:value-type="string" calcext:value-type="string">
            <text:p>mA Peak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8.5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olar Time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Sunny</text:p>
          </table:table-cell>
          <table:table-cell table:style-name="ce1"/>
          <table:table-cell table:style-name="ce1" office:value-type="string" calcext:value-type="string">
            <text:p>Cloudy</text:p>
          </table:table-cell>
          <table:table-cell table:style-name="ce1" office:value-type="string" calcext:value-type="string">
            <text:p>Overcast</text:p>
          </table:table-cell>
          <table:table-cell table:style-name="ce1" office:value-type="string" calcext:value-type="string">
            <text:p>Panel Needed</text:p>
          </table:table-cell>
          <table:table-cell office:value-type="string" calcext:value-type="string">
            <text:p>Sun Park</text:p>
          </table:table-cell>
          <table:table-cell/>
          <table:table-cell office:value-type="string" calcext:value-type="string">
            <text:p>Cloud Park</text:p>
          </table:table-cell>
          <table:table-cell office:value-type="string" calcext:value-type="string">
            <text:p>Over Cloud</text:p>
          </table:table-cell>
          <table:table-cell/>
        </table:table-row>
        <table:table-row table:style-name="ro1">
          <table:table-cell table:number-columns-repeated="2" table:style-name="ce21" office:value-type="float" office:value="0" calcext:value-type="float">
            <text:p>0</text:p>
          </table:table-cell>
          <table:table-cell table:style-name="ce24" table:formula="of:=[.$B15]/[.$A$2]" office:value-type="percentage" office:value="0" calcext:value-type="percentage">
            <text:p>0.00%</text:p>
          </table:table-cell>
          <table:table-cell table:style-name="ce9" table:formula="of:=[.$D$13]*[.C15]" office:value-type="float" office:value="0" calcext:value-type="float">
            <text:p>0.00</text:p>
          </table:table-cell>
          <table:table-cell/>
          <table:table-cell table:style-name="ce21" table:formula="of:=[.$D15]*[.F$13]" office:value-type="float" office:value="0" calcext:value-type="float">
            <text:p>0</text:p>
          </table:table-cell>
          <table:table-cell table:style-name="ce16" table:formula="of:=[.$D15]*[.G$13]" office:value-type="float" office:value="0" calcext:value-type="float">
            <text:p>0</text:p>
          </table:table-cell>
          <table:table-cell table:style-name="ce19" table:formula="of:=[.$H$13]*[.C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16]/[.$A$2]" office:value-type="percentage" office:value="0" calcext:value-type="percentage">
            <text:p>0.00%</text:p>
          </table:table-cell>
          <table:table-cell table:style-name="ce9" table:formula="of:=[.$D$13]*[.C16]" office:value-type="float" office:value="0" calcext:value-type="float">
            <text:p>0.00</text:p>
          </table:table-cell>
          <table:table-cell/>
          <table:table-cell table:style-name="ce21" table:formula="of:=[.$D16]*[.F$13]" office:value-type="float" office:value="0" calcext:value-type="float">
            <text:p>0</text:p>
          </table:table-cell>
          <table:table-cell table:style-name="ce16" table:formula="of:=[.$D16]*[.G$13]" office:value-type="float" office:value="0" calcext:value-type="float">
            <text:p>0</text:p>
          </table:table-cell>
          <table:table-cell table:style-name="ce19" table:formula="of:=[.$H$13]*[.C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17]/[.$A$2]" office:value-type="percentage" office:value="0" calcext:value-type="percentage">
            <text:p>0.00%</text:p>
          </table:table-cell>
          <table:table-cell table:style-name="ce9" table:formula="of:=[.$D$13]*[.C17]" office:value-type="float" office:value="0" calcext:value-type="float">
            <text:p>0.00</text:p>
          </table:table-cell>
          <table:table-cell/>
          <table:table-cell table:style-name="ce21" table:formula="of:=[.$D17]*[.F$13]" office:value-type="float" office:value="0" calcext:value-type="float">
            <text:p>0</text:p>
          </table:table-cell>
          <table:table-cell table:style-name="ce16" table:formula="of:=[.$D17]*[.G$13]" office:value-type="float" office:value="0" calcext:value-type="float">
            <text:p>0</text:p>
          </table:table-cell>
          <table:table-cell table:style-name="ce19" table:formula="of:=[.$H$13]*[.C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18]/[.$A$2]" office:value-type="percentage" office:value="0" calcext:value-type="percentage">
            <text:p>0.00%</text:p>
          </table:table-cell>
          <table:table-cell table:style-name="ce9" table:formula="of:=[.$D$13]*[.C18]" office:value-type="float" office:value="0" calcext:value-type="float">
            <text:p>0.00</text:p>
          </table:table-cell>
          <table:table-cell/>
          <table:table-cell table:style-name="ce21" table:formula="of:=[.$D18]*[.F$13]" office:value-type="float" office:value="0" calcext:value-type="float">
            <text:p>0</text:p>
          </table:table-cell>
          <table:table-cell table:style-name="ce16" table:formula="of:=[.$D18]*[.G$13]" office:value-type="float" office:value="0" calcext:value-type="float">
            <text:p>0</text:p>
          </table:table-cell>
          <table:table-cell table:style-name="ce19" table:formula="of:=[.$H$13]*[.C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19]/[.$A$2]" office:value-type="percentage" office:value="0" calcext:value-type="percentage">
            <text:p>0.00%</text:p>
          </table:table-cell>
          <table:table-cell table:style-name="ce9" table:formula="of:=[.$D$13]*[.C19]" office:value-type="float" office:value="0" calcext:value-type="float">
            <text:p>0.00</text:p>
          </table:table-cell>
          <table:table-cell/>
          <table:table-cell table:style-name="ce21" table:formula="of:=[.$D19]*[.F$13]" office:value-type="float" office:value="0" calcext:value-type="float">
            <text:p>0</text:p>
          </table:table-cell>
          <table:table-cell table:style-name="ce16" table:formula="of:=[.$D19]*[.G$13]" office:value-type="float" office:value="0" calcext:value-type="float">
            <text:p>0</text:p>
          </table:table-cell>
          <table:table-cell table:style-name="ce19" table:formula="of:=[.$H$13]*[.C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20]/[.$A$2]" office:value-type="percentage" office:value="0" calcext:value-type="percentage">
            <text:p>0.00%</text:p>
          </table:table-cell>
          <table:table-cell table:style-name="ce9" table:formula="of:=[.$D$13]*[.C20]" office:value-type="float" office:value="0" calcext:value-type="float">
            <text:p>0.00</text:p>
          </table:table-cell>
          <table:table-cell/>
          <table:table-cell table:style-name="ce21" table:formula="of:=[.$D20]*[.F$13]" office:value-type="float" office:value="0" calcext:value-type="float">
            <text:p>0</text:p>
          </table:table-cell>
          <table:table-cell table:style-name="ce16" table:formula="of:=[.$D20]*[.G$13]" office:value-type="float" office:value="0" calcext:value-type="float">
            <text:p>0</text:p>
          </table:table-cell>
          <table:table-cell table:style-name="ce19" table:formula="of:=[.$H$13]*[.C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21]/[.$A$2]" office:value-type="percentage" office:value="0" calcext:value-type="percentage">
            <text:p>0.00%</text:p>
          </table:table-cell>
          <table:table-cell table:style-name="ce9" table:formula="of:=[.$D$13]*[.C21]" office:value-type="float" office:value="0" calcext:value-type="float">
            <text:p>0.00</text:p>
          </table:table-cell>
          <table:table-cell/>
          <table:table-cell table:style-name="ce21" table:formula="of:=[.$D21]*[.F$13]" office:value-type="float" office:value="0" calcext:value-type="float">
            <text:p>0</text:p>
          </table:table-cell>
          <table:table-cell table:style-name="ce16" table:formula="of:=[.$D21]*[.G$13]" office:value-type="float" office:value="0" calcext:value-type="float">
            <text:p>0</text:p>
          </table:table-cell>
          <table:table-cell table:style-name="ce19" table:formula="of:=[.$H$13]*[.C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float" office:value="13.4" calcext:value-type="float">
            <text:p>13.4</text:p>
          </table:table-cell>
          <table:table-cell table:style-name="ce25" table:formula="of:=[.$B22]/[.$A$2]" office:value-type="percentage" office:value="0.056349873843566" calcext:value-type="percentage">
            <text:p>5.63%</text:p>
          </table:table-cell>
          <table:table-cell table:style-name="ce10" table:formula="of:=[.$D$13]*[.C22]" office:value-type="float" office:value="13.5239697224558" calcext:value-type="float">
            <text:p>13.52</text:p>
          </table:table-cell>
          <table:table-cell/>
          <table:table-cell table:style-name="ce22" table:formula="of:=[.$D22]*[.F$13]" office:value-type="float" office:value="3.38099243061396" calcext:value-type="float">
            <text:p>3.38099243061396</text:p>
          </table:table-cell>
          <table:table-cell table:style-name="ce17" table:formula="of:=[.$D22]*[.G$13]" office:value-type="float" office:value="1.35239697224558" calcext:value-type="float">
            <text:p>1.35239697224558</text:p>
          </table:table-cell>
          <table:table-cell table:style-name="ce20" table:formula="of:=[.$H$13]*[.C22]" office:value-type="float" office:value="13.5239697224558" calcext:value-type="float">
            <text:p>13.5239697224558</text:p>
          </table:table-cell>
          <table:table-cell table:style-name="ce10" table:formula="of:=[.D22]" office:value-type="float" office:value="13.5239697224558" calcext:value-type="float">
            <text:p>13.52</text:p>
          </table:table-cell>
          <table:table-cell table:style-name="ce30"/>
          <table:table-cell table:style-name="ce33" table:formula="of:=[.F22]" office:value-type="float" office:value="3.38099243061396" calcext:value-type="float">
            <text:p>3.38</text:p>
          </table:table-cell>
          <table:table-cell table:style-name="ce34" table:formula="of:=[.G22]" office:value-type="float" office:value="1.35239697224558" calcext:value-type="float">
            <text:p>1.3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3" office:value-type="float" office:value="50.5" calcext:value-type="float">
            <text:p>50.5</text:p>
          </table:table-cell>
          <table:table-cell table:style-name="ce26" table:formula="of:=[.$B23]/[.$A$2]" office:value-type="percentage" office:value="0.212363330529857" calcext:value-type="percentage">
            <text:p>21.24%</text:p>
          </table:table-cell>
          <table:table-cell table:style-name="ce11" table:formula="of:=[.$D$13]*[.C23]" office:value-type="float" office:value="50.9671993271657" calcext:value-type="float">
            <text:p>50.97</text:p>
          </table:table-cell>
          <table:table-cell/>
          <table:table-cell table:style-name="ce23" table:formula="of:=[.$D23]*[.F$13]" office:value-type="float" office:value="12.7417998317914" calcext:value-type="float">
            <text:p>12.7417998317914</text:p>
          </table:table-cell>
          <table:table-cell table:style-name="ce18" table:formula="of:=[.$D23]*[.G$13]" office:value-type="float" office:value="5.09671993271657" calcext:value-type="float">
            <text:p>5.09671993271657</text:p>
          </table:table-cell>
          <table:table-cell table:style-name="ce31" table:formula="of:=[.$H$13]*[.C23]" office:value-type="float" office:value="50.9671993271657" calcext:value-type="float">
            <text:p>50.9671993271657</text:p>
          </table:table-cell>
          <table:table-cell table:number-columns-repeated="5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8.6" calcext:value-type="float">
            <text:p>108.6</text:p>
          </table:table-cell>
          <table:table-cell table:style-name="ce26" table:formula="of:=[.$B24]/[.$A$2]" office:value-type="percentage" office:value="0.456686291000841" calcext:value-type="percentage">
            <text:p>45.67%</text:p>
          </table:table-cell>
          <table:table-cell table:style-name="ce11" table:formula="of:=[.$D$13]*[.C24]" office:value-type="float" office:value="109.604709840202" calcext:value-type="float">
            <text:p>109.60</text:p>
          </table:table-cell>
          <table:table-cell/>
          <table:table-cell table:style-name="ce23" table:formula="of:=[.$D24]*[.F$13]" office:value-type="float" office:value="27.4011774600505" calcext:value-type="float">
            <text:p>27.4011774600505</text:p>
          </table:table-cell>
          <table:table-cell table:style-name="ce18" table:formula="of:=[.$D24]*[.G$13]" office:value-type="float" office:value="10.9604709840202" calcext:value-type="float">
            <text:p>10.9604709840202</text:p>
          </table:table-cell>
          <table:table-cell table:style-name="ce31" table:formula="of:=[.$H$13]*[.C24]" office:value-type="float" office:value="109.604709840202" calcext:value-type="float">
            <text:p>109.604709840202</text:p>
          </table:table-cell>
          <table:table-cell table:number-columns-repeated="5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64.6" calcext:value-type="float">
            <text:p>164.6</text:p>
          </table:table-cell>
          <table:table-cell table:style-name="ce26" table:formula="of:=[.$B25]/[.$A$2]" office:value-type="percentage" office:value="0.692178301093356" calcext:value-type="percentage">
            <text:p>69.22%</text:p>
          </table:table-cell>
          <table:table-cell table:style-name="ce11" table:formula="of:=[.$D$13]*[.C25]" office:value-type="float" office:value="166.122792262405" calcext:value-type="float">
            <text:p>166.12</text:p>
          </table:table-cell>
          <table:table-cell/>
          <table:table-cell table:style-name="ce23" table:formula="of:=[.$D25]*[.F$13]" office:value-type="float" office:value="41.5306980656014" calcext:value-type="float">
            <text:p>41.5306980656014</text:p>
          </table:table-cell>
          <table:table-cell table:style-name="ce18" table:formula="of:=[.$D25]*[.G$13]" office:value-type="float" office:value="16.6122792262405" calcext:value-type="float">
            <text:p>16.6122792262405</text:p>
          </table:table-cell>
          <table:table-cell table:style-name="ce31" table:formula="of:=[.$H$13]*[.C25]" office:value-type="float" office:value="166.122792262405" calcext:value-type="float">
            <text:p>166.122792262405</text:p>
          </table:table-cell>
          <table:table-cell table:number-columns-repeated="5"/>
        </table:table-row>
        <table:table-row table:style-name="ro1"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09.8" calcext:value-type="float">
            <text:p>209.8</text:p>
          </table:table-cell>
          <table:table-cell table:style-name="ce26" table:formula="of:=[.$B26]/[.$A$2]" office:value-type="percentage" office:value="0.882253994953743" calcext:value-type="percentage">
            <text:p>88.23%</text:p>
          </table:table-cell>
          <table:table-cell table:style-name="ce11" table:formula="of:=[.$D$13]*[.C26]" office:value-type="float" office:value="211.740958788898" calcext:value-type="float">
            <text:p>211.74</text:p>
          </table:table-cell>
          <table:table-cell/>
          <table:table-cell table:style-name="ce23" table:formula="of:=[.$D26]*[.F$13]" office:value-type="float" office:value="52.9352396972246" calcext:value-type="float">
            <text:p>52.9352396972246</text:p>
          </table:table-cell>
          <table:table-cell table:style-name="ce18" table:formula="of:=[.$D26]*[.G$13]" office:value-type="float" office:value="21.1740958788898" calcext:value-type="float">
            <text:p>21.1740958788898</text:p>
          </table:table-cell>
          <table:table-cell table:style-name="ce31" table:formula="of:=[.$H$13]*[.C26]" office:value-type="float" office:value="211.740958788898" calcext:value-type="float">
            <text:p>211.740958788898</text:p>
          </table:table-cell>
          <table:table-cell table:number-columns-repeated="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37.5" calcext:value-type="float">
            <text:p>237.5</text:p>
          </table:table-cell>
          <table:table-cell table:style-name="ce26" table:formula="of:=[.$B27]/[.$A$2]" office:value-type="percentage" office:value="0.998738435660219" calcext:value-type="percentage">
            <text:p>99.87%</text:p>
          </table:table-cell>
          <table:table-cell table:style-name="ce11" table:formula="of:=[.$D$13]*[.C27]" office:value-type="float" office:value="239.697224558453" calcext:value-type="float">
            <text:p>239.70</text:p>
          </table:table-cell>
          <table:table-cell/>
          <table:table-cell table:style-name="ce23" table:formula="of:=[.$D27]*[.F$13]" office:value-type="float" office:value="59.9243061396131" calcext:value-type="float">
            <text:p>59.9243061396131</text:p>
          </table:table-cell>
          <table:table-cell table:style-name="ce18" table:formula="of:=[.$D27]*[.G$13]" office:value-type="float" office:value="23.9697224558453" calcext:value-type="float">
            <text:p>23.9697224558453</text:p>
          </table:table-cell>
          <table:table-cell table:style-name="ce31" table:formula="of:=[.$H$13]*[.C27]" office:value-type="float" office:value="239.697224558452" calcext:value-type="float">
            <text:p>239.697224558452</text:p>
          </table:table-cell>
          <table:table-cell table:number-columns-repeated="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237.8" calcext:value-type="float">
            <text:p>237.8</text:p>
          </table:table-cell>
          <table:table-cell table:style-name="ce26" table:formula="of:=[.$B28]/[.$A$2]" office:value-type="percentage" office:value="1" calcext:value-type="percentage">
            <text:p>100.00%</text:p>
          </table:table-cell>
          <table:table-cell table:style-name="ce11" table:formula="of:=[.$D$13]*[.C28]" office:value-type="float" office:value="240" calcext:value-type="float">
            <text:p>240.00</text:p>
          </table:table-cell>
          <table:table-cell/>
          <table:table-cell table:style-name="ce23" table:formula="of:=[.$D28]*[.F$13]" office:value-type="float" office:value="60" calcext:value-type="float">
            <text:p>60</text:p>
          </table:table-cell>
          <table:table-cell table:style-name="ce18" table:formula="of:=[.$D28]*[.G$13]" office:value-type="float" office:value="24" calcext:value-type="float">
            <text:p>24</text:p>
          </table:table-cell>
          <table:table-cell table:style-name="ce31" table:formula="of:=[.$H$13]*[.C28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21.3" calcext:value-type="float">
            <text:p>221.3</text:p>
          </table:table-cell>
          <table:table-cell table:style-name="ce26" table:formula="of:=[.$B29]/[.$A$2]" office:value-type="percentage" office:value="0.930613961312027" calcext:value-type="percentage">
            <text:p>93.06%</text:p>
          </table:table-cell>
          <table:table-cell table:style-name="ce11" table:formula="of:=[.$D$13]*[.C29]" office:value-type="float" office:value="223.347350714886" calcext:value-type="float">
            <text:p>223.35</text:p>
          </table:table-cell>
          <table:table-cell/>
          <table:table-cell table:style-name="ce23" table:formula="of:=[.$D29]*[.F$13]" office:value-type="float" office:value="55.8368376787216" calcext:value-type="float">
            <text:p>55.8368376787216</text:p>
          </table:table-cell>
          <table:table-cell table:style-name="ce18" table:formula="of:=[.$D29]*[.G$13]" office:value-type="float" office:value="22.3347350714887" calcext:value-type="float">
            <text:p>22.3347350714887</text:p>
          </table:table-cell>
          <table:table-cell table:style-name="ce31" table:formula="of:=[.$H$13]*[.C29]" office:value-type="float" office:value="223.347350714886" calcext:value-type="float">
            <text:p>223.347350714886</text:p>
          </table:table-cell>
          <table:table-cell table:number-columns-repeated="5"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89.7" calcext:value-type="float">
            <text:p>189.7</text:p>
          </table:table-cell>
          <table:table-cell table:style-name="ce26" table:formula="of:=[.$B30]/[.$A$2]" office:value-type="percentage" office:value="0.797729184188394" calcext:value-type="percentage">
            <text:p>79.77%</text:p>
          </table:table-cell>
          <table:table-cell table:style-name="ce11" table:formula="of:=[.$D$13]*[.C30]" office:value-type="float" office:value="191.455004205215" calcext:value-type="float">
            <text:p>191.46</text:p>
          </table:table-cell>
          <table:table-cell/>
          <table:table-cell table:style-name="ce23" table:formula="of:=[.$D30]*[.F$13]" office:value-type="float" office:value="47.8637510513036" calcext:value-type="float">
            <text:p>47.8637510513036</text:p>
          </table:table-cell>
          <table:table-cell table:style-name="ce18" table:formula="of:=[.$D30]*[.G$13]" office:value-type="float" office:value="19.1455004205215" calcext:value-type="float">
            <text:p>19.1455004205215</text:p>
          </table:table-cell>
          <table:table-cell table:style-name="ce31" table:formula="of:=[.$H$13]*[.C30]" office:value-type="float" office:value="191.455004205214" calcext:value-type="float">
            <text:p>191.455004205214</text:p>
          </table:table-cell>
          <table:table-cell table:number-columns-repeated="5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47.9" calcext:value-type="float">
            <text:p>147.9</text:p>
          </table:table-cell>
          <table:table-cell table:style-name="ce26" table:formula="of:=[.$B31]/[.$A$2]" office:value-type="percentage" office:value="0.621951219512195" calcext:value-type="percentage">
            <text:p>62.20%</text:p>
          </table:table-cell>
          <table:table-cell table:style-name="ce11" table:formula="of:=[.$D$13]*[.C31]" office:value-type="float" office:value="149.268292682927" calcext:value-type="float">
            <text:p>149.27</text:p>
          </table:table-cell>
          <table:table-cell/>
          <table:table-cell table:style-name="ce23" table:formula="of:=[.$D31]*[.F$13]" office:value-type="float" office:value="37.3170731707317" calcext:value-type="float">
            <text:p>37.3170731707317</text:p>
          </table:table-cell>
          <table:table-cell table:style-name="ce18" table:formula="of:=[.$D31]*[.G$13]" office:value-type="float" office:value="14.9268292682927" calcext:value-type="float">
            <text:p>14.9268292682927</text:p>
          </table:table-cell>
          <table:table-cell table:style-name="ce31" table:formula="of:=[.$H$13]*[.C31]" office:value-type="float" office:value="149.268292682927" calcext:value-type="float">
            <text:p>149.268292682927</text:p>
          </table:table-cell>
          <table:table-cell table:number-columns-repeated="5"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3" calcext:value-type="float">
            <text:p>93</text:p>
          </table:table-cell>
          <table:table-cell table:style-name="ce26" table:formula="of:=[.$B32]/[.$A$2]" office:value-type="percentage" office:value="0.391084945332212" calcext:value-type="percentage">
            <text:p>39.11%</text:p>
          </table:table-cell>
          <table:table-cell table:style-name="ce11" table:formula="of:=[.$D$13]*[.C32]" office:value-type="float" office:value="93.8603868797309" calcext:value-type="float">
            <text:p>93.86</text:p>
          </table:table-cell>
          <table:table-cell/>
          <table:table-cell table:style-name="ce23" table:formula="of:=[.$D32]*[.F$13]" office:value-type="float" office:value="23.4650967199327" calcext:value-type="float">
            <text:p>23.4650967199327</text:p>
          </table:table-cell>
          <table:table-cell table:style-name="ce18" table:formula="of:=[.$D32]*[.G$13]" office:value-type="float" office:value="9.38603868797309" calcext:value-type="float">
            <text:p>9.38603868797309</text:p>
          </table:table-cell>
          <table:table-cell table:style-name="ce31" table:formula="of:=[.$H$13]*[.C32]" office:value-type="float" office:value="93.8603868797309" calcext:value-type="float">
            <text:p>93.8603868797309</text:p>
          </table:table-cell>
          <table:table-cell table:number-columns-repeated="5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7.6" calcext:value-type="float">
            <text:p>37.6</text:p>
          </table:table-cell>
          <table:table-cell table:style-name="ce25" table:formula="of:=[.$B33]/[.$A$2]" office:value-type="percentage" office:value="0.15811606391926" calcext:value-type="percentage">
            <text:p>15.81%</text:p>
          </table:table-cell>
          <table:table-cell table:style-name="ce10" table:formula="of:=[.$D$13]*[.C33]" office:value-type="float" office:value="37.9478553406224" calcext:value-type="float">
            <text:p>37.95</text:p>
          </table:table-cell>
          <table:table-cell/>
          <table:table-cell table:style-name="ce22" table:formula="of:=[.$D33]*[.F$13]" office:value-type="float" office:value="9.4869638351556" calcext:value-type="float">
            <text:p>9.4869638351556</text:p>
          </table:table-cell>
          <table:table-cell table:style-name="ce17" table:formula="of:=[.$D33]*[.G$13]" office:value-type="float" office:value="3.79478553406224" calcext:value-type="float">
            <text:p>3.79478553406224</text:p>
          </table:table-cell>
          <table:table-cell table:style-name="ce20" table:formula="of:=[.$H$13]*[.C33]" office:value-type="float" office:value="37.9478553406224" calcext:value-type="float">
            <text:p>37.9478553406224</text:p>
          </table:table-cell>
          <table:table-cell table:style-name="ce10" table:formula="of:=[.D33]" office:value-type="float" office:value="37.9478553406224" calcext:value-type="float">
            <text:p>37.95</text:p>
          </table:table-cell>
          <table:table-cell table:style-name="ce30"/>
          <table:table-cell table:style-name="ce33" table:formula="of:=[.F33]" office:value-type="float" office:value="9.4869638351556" calcext:value-type="float">
            <text:p>9.49</text:p>
          </table:table-cell>
          <table:table-cell table:style-name="ce34" table:formula="of:=[.G33]" office:value-type="float" office:value="3.79478553406224" calcext:value-type="float">
            <text:p>3.79</text:p>
          </table:table-cell>
          <table:table-cell table:style-name="ce20" office:value-type="float" office:value="18" calcext:value-type="float">
            <text:p>18</text:p>
          </table:table-cell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.3" calcext:value-type="float">
            <text:p>2.3</text:p>
          </table:table-cell>
          <table:table-cell table:style-name="ce25" table:formula="of:=[.$B34]/[.$A$2]" office:value-type="percentage" office:value="0.00967199327165685" calcext:value-type="percentage">
            <text:p>0.97%</text:p>
          </table:table-cell>
          <table:table-cell table:style-name="ce10" table:formula="of:=[.$D$13]*[.C34]" office:value-type="float" office:value="2.32127838519764" calcext:value-type="float">
            <text:p>2.32</text:p>
          </table:table-cell>
          <table:table-cell/>
          <table:table-cell table:style-name="ce22" table:formula="of:=[.$D34]*[.F$13]" office:value-type="float" office:value="0.580319596299411" calcext:value-type="float">
            <text:p>0.580319596299411</text:p>
          </table:table-cell>
          <table:table-cell table:style-name="ce17" table:formula="of:=[.$D34]*[.G$13]" office:value-type="float" office:value="0.232127838519764" calcext:value-type="float">
            <text:p>0.232127838519764</text:p>
          </table:table-cell>
          <table:table-cell table:style-name="ce20" table:formula="of:=[.$H$13]*[.C34]" office:value-type="float" office:value="2.32127838519764" calcext:value-type="float">
            <text:p>2.32127838519764</text:p>
          </table:table-cell>
          <table:table-cell table:style-name="ce10" table:formula="of:=[.D34]" office:value-type="float" office:value="2.32127838519764" calcext:value-type="float">
            <text:p>2.32</text:p>
          </table:table-cell>
          <table:table-cell table:style-name="ce30"/>
          <table:table-cell table:style-name="ce33" table:formula="of:=[.F34]" office:value-type="float" office:value="0.580319596299411" calcext:value-type="float">
            <text:p>0.58</text:p>
          </table:table-cell>
          <table:table-cell table:style-name="ce34" table:formula="of:=[.G34]" office:value-type="float" office:value="0.232127838519764" calcext:value-type="float">
            <text:p>0.23</text:p>
          </table:table-cell>
          <table:table-cell table:style-name="ce20" office:value-type="float" office:value="19" calcext:value-type="float">
            <text:p>19</text:p>
          </table:table-cell>
        </table:table-row>
        <table:table-row table:style-name="ro1"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35]/[.$A$2]" office:value-type="percentage" office:value="0" calcext:value-type="percentage">
            <text:p>0.00%</text:p>
          </table:table-cell>
          <table:table-cell table:style-name="ce9" table:formula="of:=[.$D$13]*[.C35]" office:value-type="float" office:value="0" calcext:value-type="float">
            <text:p>0.00</text:p>
          </table:table-cell>
          <table:table-cell/>
          <table:table-cell table:style-name="ce21" table:formula="of:=[.$D35]*[.F$13]" office:value-type="float" office:value="0" calcext:value-type="float">
            <text:p>0</text:p>
          </table:table-cell>
          <table:table-cell table:style-name="ce16" table:formula="of:=[.$D35]*[.G$13]" office:value-type="float" office:value="0" calcext:value-type="float">
            <text:p>0</text:p>
          </table:table-cell>
          <table:table-cell table:style-name="ce19" table:formula="of:=[.$H$13]*[.C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36]/[.$A$2]" office:value-type="percentage" office:value="0" calcext:value-type="percentage">
            <text:p>0.00%</text:p>
          </table:table-cell>
          <table:table-cell table:style-name="ce9" table:formula="of:=[.$D$13]*[.C36]" office:value-type="float" office:value="0" calcext:value-type="float">
            <text:p>0.00</text:p>
          </table:table-cell>
          <table:table-cell/>
          <table:table-cell table:style-name="ce21" table:formula="of:=[.$D36]*[.F$13]" office:value-type="float" office:value="0" calcext:value-type="float">
            <text:p>0</text:p>
          </table:table-cell>
          <table:table-cell table:style-name="ce16" table:formula="of:=[.$D36]*[.G$13]" office:value-type="float" office:value="0" calcext:value-type="float">
            <text:p>0</text:p>
          </table:table-cell>
          <table:table-cell table:style-name="ce19" table:formula="of:=[.$H$13]*[.C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37]/[.$A$2]" office:value-type="percentage" office:value="0" calcext:value-type="percentage">
            <text:p>0.00%</text:p>
          </table:table-cell>
          <table:table-cell table:style-name="ce9" table:formula="of:=[.$D$13]*[.C37]" office:value-type="float" office:value="0" calcext:value-type="float">
            <text:p>0.00</text:p>
          </table:table-cell>
          <table:table-cell/>
          <table:table-cell table:style-name="ce21" table:formula="of:=[.$D37]*[.F$13]" office:value-type="float" office:value="0" calcext:value-type="float">
            <text:p>0</text:p>
          </table:table-cell>
          <table:table-cell table:style-name="ce16" table:formula="of:=[.$D37]*[.G$13]" office:value-type="float" office:value="0" calcext:value-type="float">
            <text:p>0</text:p>
          </table:table-cell>
          <table:table-cell table:style-name="ce19" table:formula="of:=[.$H$13]*[.C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0" calcext:value-type="float">
            <text:p>0</text:p>
          </table:table-cell>
          <table:table-cell table:style-name="ce24" table:formula="of:=[.$B38]/[.$A$2]" office:value-type="percentage" office:value="0" calcext:value-type="percentage">
            <text:p>0.00%</text:p>
          </table:table-cell>
          <table:table-cell table:style-name="ce9" table:formula="of:=[.$D$13]*[.C38]" office:value-type="float" office:value="0" calcext:value-type="float">
            <text:p>0.00</text:p>
          </table:table-cell>
          <table:table-cell/>
          <table:table-cell table:style-name="ce21" table:formula="of:=[.$D38]*[.F$13]" office:value-type="float" office:value="0" calcext:value-type="float">
            <text:p>0</text:p>
          </table:table-cell>
          <table:table-cell table:style-name="ce16" table:formula="of:=[.$D38]*[.G$13]" office:value-type="float" office:value="0" calcext:value-type="float">
            <text:p>0</text:p>
          </table:table-cell>
          <table:table-cell table:style-name="ce19" table:formula="of:=[.$H$13]*[.C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table:number-columns-repeated="3"/>
          <table:table-cell table:style-name="ce12" table:formula="of:=SUM([.D15:.D38])" office:value-type="float" office:value="1729.85702270816" calcext:value-type="float">
            <text:p>1,729.86</text:p>
          </table:table-cell>
          <table:table-cell table:style-name="ce14"/>
          <table:table-cell table:style-name="ce15" table:formula="of:=SUM([.F15:.F38])" office:value-type="float" office:value="432.46425567704" calcext:value-type="float">
            <text:p>432.46425567704</text:p>
          </table:table-cell>
          <table:table-cell table:style-name="ce15" table:formula="of:=SUM([.G15:.G38])" office:value-type="float" office:value="172.985702270816" calcext:value-type="float">
            <text:p>172.985702270816</text:p>
          </table:table-cell>
          <table:table-cell table:style-name="ce15" table:formula="of:=SUM([.H15:.H38])" office:value-type="float" office:value="1729.85702270816" calcext:value-type="float">
            <text:p>1729.85702270816</text:p>
          </table:table-cell>
          <table:table-cell table:formula="of:=SUM([.I15:.I38])" office:value-type="float" office:value="53.7931034482759" calcext:value-type="float">
            <text:p>53.7931034482759</text:p>
          </table:table-cell>
          <table:table-cell/>
          <table:table-cell table:formula="of:=SUM([.K15:.K38])" office:value-type="float" office:value="13.448275862069" calcext:value-type="float">
            <text:p>13.448275862069</text:p>
          </table:table-cell>
          <table:table-cell table:formula="of:=SUM([.L15:.L38])" office:value-type="float" office:value="5.37931034482759" calcext:value-type="float">
            <text:p>5.37931034482759</text:p>
          </table:table-cell>
          <table:table-cell/>
        </table:table-row>
        <table:table-row table:style-name="ro1">
          <table:table-cell office:value-type="string" calcext:value-type="string">
            <text:p>Source Data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https://www.iea.org/data-and-statistics/charts/example-of-daily-load-profile-for-solar-pv-production-relative-to-electricity-demand-in-205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loudy and Overcast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https://cleantechnica.com/2018/02/08/solar-panels-work-cloudy-days-just-less-effectively/</text:p>
          </table:table-cell>
          <table:table-cell table:number-columns-repeated="3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7:29:55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3:23:20.497000000</meta:creation-date>
    <dc:date>2022-04-17T18:00:48.403000000</dc:date>
    <meta:editing-duration>PT1H21M43S</meta:editing-duration>
    <meta:editing-cycles>12</meta:editing-cycles>
    <meta:generator>LibreOffice/7.3.1.3$Windows_X86_64 LibreOffice_project/a69ca51ded25f3eefd52d7bf9a5fad8c90b87951</meta:generator>
    <meta:document-statistic meta:table-count="1" meta:cell-count="230" meta:object-count="0"/>
  </office:meta>
</office:document-meta>
</file>